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4098in"/>
    </style:style>
    <style:style style:name="co2" style:family="table-column">
      <style:table-column-properties fo:break-before="auto" style:column-width="3.9028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9646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4.1075in"/>
    </style:style>
    <style:style style:name="co10" style:family="table-column">
      <style:table-column-properties fo:break-before="auto" style:column-width="0.9299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1.2945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8in"/>
    </style:style>
    <style:style style:name="co16" style:family="table-column">
      <style:table-column-properties fo:break-before="auto" style:column-width="0.63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cccccc"/>
      <style:text-properties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/>
    </style:style>
    <style:style style:name="ce12" style:family="table-cell" style:parent-style-name="Default">
      <style:table-cell-properties fo:background-color="#00ae00" style:text-align-source="fix" style:repeat-content="false" style:vertical-align="middle"/>
      <style:paragraph-properties fo:text-align="center"/>
      <style:text-properties fo:font-weight="bold"/>
    </style:style>
    <style:style style:name="ce13" style:family="table-cell" style:parent-style-name="Default">
      <style:table-cell-properties fo:background-color="#00ae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00ae00" style:text-align-source="fix" style:repeat-content="false"/>
      <style:paragraph-properties fo:text-align="center"/>
      <style:text-properties fo:font-weight="bold"/>
    </style:style>
    <style:style style:name="ce16" style:family="table-cell" style:parent-style-name="Default">
      <style:table-cell-properties fo:background-color="#33cc66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33cc66" style:text-align-source="fix" style:repeat-content="false"/>
      <style:paragraph-properties fo:text-align="center"/>
      <style:text-properties fo:font-weight="normal"/>
    </style:style>
    <style:style style:name="ce18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00b8ff" style:text-align-source="fix" style:repeat-content="false"/>
      <style:paragraph-properties fo:text-align="center"/>
      <style:text-properties fo:font-weight="bold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b8ff"/>
      <style:text-properties fo:font-weight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font-weight="bold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ffff99"/>
      <style:text-properties fo:font-weight="bold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opic</text:p>
          </table:table-cell>
          <table:table-cell office:value-type="string">
            <text:p>Project</text:p>
          </table:table-cell>
          <table:table-cell office:value-type="string">
            <text:p>Component</text:p>
          </table:table-cell>
          <table:table-cell office:value-type="string">
            <text:p>Version</text:p>
          </table:table-cell>
          <table:table-cell office:value-type="string">
            <text:p>Type</text:p>
          </table:table-cell>
          <table:table-cell office:value-type="string">
            <text:p>Status</text:p>
          </table:table-cell>
          <table:table-cell table:number-columns-repeated="2"/>
        </table:table-row>
      </table:table>
      <table:table table:name="Sheet1_3" table:style-name="ta1" table:print="false">
        <office:forms form:automatic-focus="false" form:apply-design-mode="false"/>
        <table:table-column table:style-name="co1" table:default-cell-style-name="ce4"/>
        <table:table-column table:style-name="co9" table:default-cell-style-name="ce7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5" table:default-cell-style-name="ce11"/>
        <table:table-column table:style-name="co14" table:default-cell-style-name="ce16"/>
        <table:table-column table:style-name="co15" table:number-columns-repeated="4" table:default-cell-style-name="ce20"/>
        <table:table-column table:style-name="co15" table:number-columns-repeated="8" table:default-cell-style-name="ce24"/>
        <table:table-column table:style-name="co16" table:default-cell-style-name="ce27"/>
        <table:table-column table:style-name="co8" table:default-cell-style-name="Default"/>
        <table:table-row table:style-name="ro1">
          <table:table-cell table:style-name="ce2" office:value-type="string" table:number-columns-spanned="5" table:number-rows-spanned="1">
            <text:p>Bugs &amp; Features</text:p>
          </table:table-cell>
          <table:covered-table-cell table:style-name="ce6"/>
          <table:covered-table-cell table:number-columns-repeated="3" table:style-name="ce3"/>
          <table:table-cell table:style-name="ce9" office:value-type="string" table:number-columns-spanned="5" table:number-rows-spanned="1">
            <text:p>Developer Ranking</text:p>
          </table:table-cell>
          <table:covered-table-cell table:number-columns-repeated="4" table:style-name="ce10"/>
          <table:table-cell table:style-name="ce15" office:value-type="string">
            <text:p>Time</text:p>
          </table:table-cell>
          <table:table-cell table:style-name="ce18" office:value-type="string" table:number-columns-spanned="4" table:number-rows-spanned="1">
            <text:p>Customer Ranking</text:p>
          </table:table-cell>
          <table:covered-table-cell table:number-columns-repeated="3" table:style-name="ce21"/>
          <table:table-cell table:style-name="ce22" office:value-type="string" table:number-columns-spanned="8" table:number-rows-spanned="1">
            <text:p>Top Prospect Ranking</text:p>
          </table:table-cell>
          <table:covered-table-cell table:number-columns-repeated="7" table:style-name="ce25"/>
          <table:table-cell table:style-name="ce26"/>
          <table:table-cell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Topic</text:p>
          </table:table-cell>
          <table:table-cell table:style-name="ce3" office:value-type="string">
            <text:p>Component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Jim</text:p>
          </table:table-cell>
          <table:table-cell table:style-name="ce10" office:value-type="string">
            <text:p>Jesse</text:p>
          </table:table-cell>
          <table:table-cell table:style-name="ce10" office:value-type="string">
            <text:p>Wen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Mitch</text:p>
          </table:table-cell>
          <table:table-cell table:style-name="ce15" office:value-type="string">
            <text:p>(days)</text:p>
          </table:table-cell>
          <table:table-cell table:style-name="ce19" office:value-type="string">
            <text:p>SCEA</text:p>
          </table:table-cell>
          <table:table-cell table:style-name="ce19" office:value-type="string">
            <text:p>ICVFX</text:p>
          </table:table-cell>
          <table:table-cell table:style-name="ce19" office:value-type="string">
            <text:p>Radar</text:p>
          </table:table-cell>
          <table:table-cell table:style-name="ce19" office:value-type="string">
            <text:p>Nathan</text:p>
          </table:table-cell>
          <table:table-cell table:style-name="ce23" office:value-type="string">
            <text:p>TheO</text:p>
          </table:table-cell>
          <table:table-cell table:style-name="ce23" office:value-type="string">
            <text:p>Lumiere</text:p>
          </table:table-cell>
          <table:table-cell table:style-name="ce23" office:value-type="string">
            <text:p>RedVision</text:p>
          </table:table-cell>
          <table:table-cell table:style-name="ce23" office:value-type="string">
            <text:p>RTT</text:p>
          </table:table-cell>
          <table:table-cell table:style-name="ce23" office:value-type="string">
            <text:p>ShadBox</text:p>
          </table:table-cell>
          <table:table-cell table:style-name="ce23" office:value-type="string">
            <text:p>BP</text:p>
          </table:table-cell>
          <table:table-cell table:style-name="ce23" office:value-type="string">
            <text:p>VCL</text:p>
          </table:table-cell>
          <table:table-cell table:style-name="ce23" office:value-type="string">
            <text:p>Krayon</text:p>
          </table:table-cell>
          <table:table-cell table:style-name="ce3" office:value-type="string">
            <text:p>Priority</text:p>
          </table:table-cell>
          <table:table-cell table:style-name="ce28"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Builder Man Pages </text:p>
          </table:table-cell>
          <table:table-cell office:value-type="string">
            <text:p>Docs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3:.O3]);PRODUCT(0.5;SUM([.P3:.W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Update the Manual </text:p>
          </table:table-cell>
          <table:table-cell office:value-type="string">
            <text:p>Docs </text:p>
          </table:table-cell>
          <table:table-cell office:value-type="string">
            <text:p>2.1.2 </text:p>
          </table:table-cell>
          <table:table-cell office:value-type="string">
            <text:p>Improvement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2"/>
          <table:table-cell table:formula="oooc:=SUM(SUM([.L4:.O4]);PRODUCT(0.5;SUM([.P4:.W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Needs docs for Eclipse pipeline-local setup </text:p>
          </table:table-cell>
          <table:table-cell office:value-type="string">
            <text:p>Docs 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5:.O5]);PRODUCT(0.5;SUM([.P5:.W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LS Frame Increment Incorrect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Annoyance 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6:.O6]);PRODUCT(0.5;SUM([.P6:.W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overly restrictive prohibitions on checkout </text:p>
          </table:table-cell>
          <table:table-cell office:value-type="string">
            <text:p>General </text:p>
          </table:table-cell>
          <table:table-cell office:value-type="string">
            <text:p>2.3.1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8"/>
          <table:table-cell table:formula="oooc:=SUM(SUM([.L7:.O7]);PRODUCT(0.5;SUM([.P7:.W7])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Lack of Case Insensitve Nodename checks breaks CIF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7"/>
          <table:table-cell table:formula="oooc:=SUM(SUM([.L8:.O8]);PRODUCT(0.5;SUM([.P8:.W8])))"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plscript privileges no return error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9:.O9]);PRODUCT(0.5;SUM([.P9:.W9])))" office:value-type="float" office:value="0">
            <text:p>0</text:p>
          </table:table-cell>
          <table:table-cell/>
        </table:table-row>
        <table:table-row table:style-name="ro1">
          <table:table-cell table:style-name="ce5" office:value-type="float" office:value="1615">
            <text:p>1615</text:p>
          </table:table-cell>
          <table:table-cell table:style-name="ce8" office:value-type="string">
            <text:p>Windows machines not finding Jython Cache</text:p>
          </table:table-cell>
          <table:table-cell table:style-name="ce5" office:value-type="string">
            <text:p>General </text:p>
          </table:table-cell>
          <table:table-cell table:style-name="ce5" office:value-type="string">
            <text:p>2.4.2 </text:p>
          </table:table-cell>
          <table:table-cell table:style-name="ce5"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4"/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Can't Delete old N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17"/>
          <table:table-cell table:formula="oooc:=SUM(SUM([.L11:.O11]);PRODUCT(0.5;SUM([.P11:.W1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istributed Jobs </text:p>
          </table:table-cell>
          <table:table-cell office:value-type="string">
            <text:p>General </text:p>
          </table:table-cell>
          <table:table-cell office:value-type="string">
            <text:p>1.9.3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2"/>
          <table:table-cell table:formula="oooc:=SUM(SUM([.L12:.O12]);PRODUCT(0.5;SUM([.P12:.W1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emote Clients / Secondary Servers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4"/>
          <table:table-cell table:formula="oooc:=SUM(SUM([.L13:.O13]);PRODUCT(0.5;SUM([.P13:.W13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arameter Nodes and Linking Parameters </text:p>
          </table:table-cell>
          <table:table-cell office:value-type="string">
            <text:p>General </text:p>
          </table:table-cell>
          <table:table-cell office:value-type="string">
            <text:p>1.9.2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table:formula="oooc:=SUM(SUM([.L14:.O14]);PRODUCT(0.5;SUM([.P14:.W14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Intermediate Nodes </text:p>
          </table:table-cell>
          <table:table-cell office:value-type="string">
            <text:p>General </text:p>
          </table:table-cell>
          <table:table-cell office:value-type="string">
            <text:p>2.0.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ooc:=SUM(SUM([.L15:.O15]);PRODUCT(0.5;SUM([.P15:.W15])))" office:value-type="float" office:value="21.5">
            <text:p>21.5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Node Browser: Hiding Old Projects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16:.O16]);PRODUCT(0.5;SUM([.P16:.W1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Frozen Finished Nodes should be check-in-able </text:p>
          </table:table-cell>
          <table:table-cell office:value-type="string">
            <text:p>General 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17:.O17]);PRODUCT(0.5;SUM([.P17:.W1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Node Data Locality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7"/>
          <table:table-cell table:formula="oooc:=SUM(SUM([.L18:.O18]);PRODUCT(0.5;SUM([.P18:.W18])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kip Unchanged Fla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7"/>
          <table:table-cell table:formula="oooc:=SUM(SUM([.L19:.O19]);PRODUCT(0.5;SUM([.P19:.W19])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Deep Repository </text:p>
          </table:table-cell>
          <table:table-cell office:value-type="string">
            <text:p>General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7"/>
          <table:table-cell table:formula="oooc:=SUM(SUM([.L20:.O20]);PRODUCT(0.5;SUM([.P20:.W20])))"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Clock Monitoring </text:p>
          </table:table-cell>
          <table:table-cell office:value-type="string">
            <text:p>General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21:.O21]);PRODUCT(0.5;SUM([.P21:.W2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Arbitrary Frames </text:p>
          </table:table-cell>
          <table:table-cell office:value-type="string">
            <text:p>General </text:p>
          </table:table-cell>
          <table:table-cell office:value-type="string">
            <text:p>2.1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7"/>
          <table:table-cell table:formula="oooc:=SUM(SUM([.L22:.O22]);PRODUCT(0.5;SUM([.P22:.W22]))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Add ArchType for Toolsets </text:p>
          </table:table-cell>
          <table:table-cell office:value-type="string">
            <text:p>General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table:formula="oooc:=SUM(SUM([.L23:.O23]);PRODUCT(0.5;SUM([.P23:.W23])))" office:value-type="float" office:value="8.5">
            <text:p>8.5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Node Instances </text:p>
          </table:table-cell>
          <table:table-cell office:value-type="string">
            <text:p>General 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formula="oooc:=SUM(SUM([.L24:.O24]);PRODUCT(0.5;SUM([.P24:.W24])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Node Merge </text:p>
          </table:table-cell>
          <table:table-cell office:value-type="string">
            <text:p>General </text:p>
          </table:table-cell>
          <table:table-cell office:value-type="string">
            <text:p>2.3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25:.O25]);PRODUCT(0.5;SUM([.P25:.W2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Enhanced Job Validation and Recovery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26:.O26]);PRODUCT(0.5;SUM([.P26:.W2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Job Execution Details for Each Attempt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27:.O27]);PRODUCT(0.5;SUM([.P27:.W2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Database Manager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2"/>
          <table:table-cell table:formula="oooc:=SUM(SUM([.L28:.O28]);PRODUCT(0.5;SUM([.P28:.W2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Node Groups instead of Secondary Sequences </text:p>
          </table:table-cell>
          <table:table-cell office:value-type="string">
            <text:p>General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12"/>
          <table:table-cell table:formula="oooc:=SUM(SUM([.L29:.O29]);PRODUCT(0.5;SUM([.P29:.W2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Pipeline instant messanger </text:p>
          </table:table-cell>
          <table:table-cell office:value-type="string">
            <text:p>General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30:.O30]);PRODUCT(0.5;SUM([.P30:.W3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Per-Node Archiving/Offlining Properti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9"/>
          <table:table-cell table:formula="oooc:=SUM(SUM([.L31:.O31]);PRODUCT(0.5;SUM([.P31:.W31])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Plugin Autobuilding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2"/>
          <table:table-cell table:formula="oooc:=SUM(SUM([.L32:.O32]);PRODUCT(0.5;SUM([.P32:.W3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Maxon's Cinema 4D Editor and Render Act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  <table:table-cell table:formula="oooc:=SUM(SUM([.L33:.O33]);PRODUCT(0.5;SUM([.P33:.W3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Dummy file/scene option when registering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34:.O34]);PRODUCT(0.5;SUM([.P34:.W3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Check-Out All To Latest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"/>
          <table:table-cell table:formula="oooc:=SUM(SUM([.L35:.O35]);PRODUCT(0.5;SUM([.P35:.W35]))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Adjust Annotation Creation Permiss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36:.O36]);PRODUCT(0.5;SUM([.P36:.W3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using 'show node' to select multiple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8"/>
          <table:table-cell table:formula="oooc:=SUM(SUM([.L37:.O37]);PRODUCT(0.5;SUM([.P37:.W37]))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Multiple Evolve </text:p>
          </table:table-cell>
          <table:table-cell office:value-type="string">
            <text:p>General </text:p>
          </table:table-cell>
          <table:table-cell office:value-type="string">
            <text:p>1.9.22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38:.O38]);PRODUCT(0.5;SUM([.P38:.W3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License Expiration Warnings </text:p>
          </table:table-cell>
          <table:table-cell office:value-type="string">
            <text:p>General </text:p>
          </table:table-cell>
          <table:table-cell office:value-type="string">
            <text:p>2.0.2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39:.O39]);PRODUCT(0.5;SUM([.P39:.W3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Changing Toolset needs to invalidate Action/Editor </text:p>
          </table:table-cell>
          <table:table-cell office:value-type="string">
            <text:p>General </text:p>
          </table:table-cell>
          <table:table-cell office:value-type="string">
            <text:p>2.0.7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40:.O40]);PRODUCT(0.5;SUM([.P40:.W4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Alternative Job Submission Order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41:.O41]);PRODUCT(0.5;SUM([.P41:.W4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Plugin Pacage Swap for Toolset Menus </text:p>
          </table:table-cell>
          <table:table-cell office:value-type="string">
            <text:p>General </text:p>
          </table:table-cell>
          <table:table-cell office:value-type="string">
            <text:p>2.0.15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42:.O42]);PRODUCT(0.5;SUM([.P42:.W4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Queue Distribution Based on Local Cachin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43:.O43]);PRODUCT(0.5;SUM([.P43:.W4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Flag to avoid run-up time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44:.O44]);PRODUCT(0.5;SUM([.P44:.W4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Avoid editor religious wars... </text:p>
          </table:table-cell>
          <table:table-cell office:value-type="string">
            <text:p>General 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45:.O45]);PRODUCT(0.5;SUM([.P45:.W4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Cloning Checked-In/Locked Nod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46:.O46]);PRODUCT(0.5;SUM([.P46:.W4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Selective Node Bundle Unpack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47:.O47]);PRODUCT(0.5;SUM([.P47:.W4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make pls output in the "standard pipeline format"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48:.O48]);PRODUCT(0.5;SUM([.P48:.W4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Browser Launch C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49:.O49]);PRODUCT(0.5;SUM([.P49:.W4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Link Params values missing in Details for Locked Nodes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0:.O50]);PRODUCT(0.5;SUM([.P50:.W5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GL Exception in Job Browser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1:.O51]);PRODUCT(0.5;SUM([.P51:.W5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Null Pointer in QueueHostHistograms </text:p>
          </table:table-cell>
          <table:table-cell office:value-type="string">
            <text:p>GUI</text:p>
          </table:table-cell>
          <table:table-cell office:value-type="string">
            <text:p>2.3.10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2:.O52]);PRODUCT(0.5;SUM([.P52:.W5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Dialogs do not appear over the correct Parent frame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53:.O53]);PRODUCT(0.5;SUM([.P53:.W5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Queue Stats panel doesn't reset curso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4:.O54]);PRODUCT(0.5;SUM([.P54:.W5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Drawing bugs in Resource Usage History dialog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5:.O55]);PRODUCT(0.5;SUM([.P55:.W5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Clientside Job Manager Stats Cachin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56:.O56]);PRODUCT(0.5;SUM([.P56:.W5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selection schedules not updating properl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7:.O57]);PRODUCT(0.5;SUM([.P57:.W5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Uninitialized Default Tool Menu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8:.O58]);PRODUCT(0.5;SUM([.P58:.W5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Short Hostnames in Resource Usage History Dialo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59:.O59]);PRODUCT(0.5;SUM([.P59:.W5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Numeric Hostnames should always be "Long"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60:.O60]);PRODUCT(0.5;SUM([.P60:.W6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beep!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61:.O61]);PRODUCT(0.5;SUM([.P61:.W6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Failed Vouch has no Error message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62:.O62]);PRODUCT(0.5;SUM([.P62:.W6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Node Files Panel Limit </text:p>
          </table:table-cell>
          <table:table-cell office:value-type="string">
            <text:p>GUI</text:p>
          </table:table-cell>
          <table:table-cell office:value-type="string">
            <text:p>2.0.16 </text:p>
          </table:table-cell>
          <table:table-cell office:value-type="string">
            <text:p>Defect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63:.O63]);PRODUCT(0.5;SUM([.P63:.W6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View Version Trees </text:p>
          </table:table-cell>
          <table:table-cell office:value-type="string">
            <text:p>GUI</text:p>
          </table:table-cell>
          <table:table-cell office:value-type="string">
            <text:p>2.0.3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2"/>
          <table:table-cell table:formula="oooc:=SUM(SUM([.L64:.O64]);PRODUCT(0.5;SUM([.P64:.W6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Node History Dialog </text:p>
          </table:table-cell>
          <table:table-cell office:value-type="string">
            <text:p>GUI</text:p>
          </table:table-cell>
          <table:table-cell office:value-type="string">
            <text:p>2.1.7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65:.O65]);PRODUCT(0.5;SUM([.P65:.W6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tate Based Node/Job Expansion and Framing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66:.O66]);PRODUCT(0.5;SUM([.P66:.W6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eneralize Queue Stats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67:.O67]);PRODUCT(0.5;SUM([.P67:.W6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ustom Node Sty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12"/>
          <table:table-cell table:formula="oooc:=SUM(SUM([.L68:.O68]);PRODUCT(0.5;SUM([.P68:.W6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Checked-In Conflicted Stat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69:.O69]);PRODUCT(0.5;SUM([.P69:.W6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Show version comments in the checkout window </text:p>
          </table:table-cell>
          <table:table-cell office:value-type="string">
            <text:p>GUI</text:p>
          </table:table-cell>
          <table:table-cell office:value-type="string">
            <text:p>2.2.3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70:.O70]);PRODUCT(0.5;SUM([.P70:.W7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node viewer autoframe preference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71:.O71]);PRODUCT(0.5;SUM([.P71:.W7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hared User Preference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72:.O72]);PRODUCT(0.5;SUM([.P72:.W7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election History </text:p>
          </table:table-cell>
          <table:table-cell office:value-type="string">
            <text:p>GUI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73:.O73]);PRODUCT(0.5;SUM([.P73:.W7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Opening branch in node browser has strange behaviour </text:p>
          </table:table-cell>
          <table:table-cell office:value-type="string">
            <text:p>GUI</text:p>
          </table:table-cell>
          <table:table-cell office:value-type="string">
            <text:p>2.3.1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74:.O74]);PRODUCT(0.5;SUM([.P74:.W7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Extend plremote(1) to Handle Generic Jython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5:.O75]);PRODUCT(0.5;SUM([.P75:.W7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12">
            <text:p>1512</text:p>
          </table:table-cell>
          <table:table-cell office:value-type="string">
            <text:p>Plugin Javadocs Button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table:formula="oooc:=SUM(SUM([.L76:.O76]);PRODUCT(0.5;SUM([.P76:.W7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Add Frame Options to Queue Job Special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77:.O77]);PRODUCT(0.5;SUM([.P77:.W7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Selection of Multiple Nodes from top of the director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78:.O78]);PRODUCT(0.5;SUM([.P78:.W7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Hardware Key Dial in Queue Stats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79:.O79]);PRODUCT(0.5;SUM([.P79:.W7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Display of Long Node Names </text:p>
          </table:table-cell>
          <table:table-cell office:value-type="string">
            <text:p>GUI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80:.O80]);PRODUCT(0.5;SUM([.P80:.W8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Use Editor to View Job Logs </text:p>
          </table:table-cell>
          <table:table-cell office:value-type="string">
            <text:p>GUI</text:p>
          </table:table-cell>
          <table:table-cell office:value-type="string">
            <text:p>2.0.17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table:formula="oooc:=SUM(SUM([.L81:.O81]);PRODUCT(0.5;SUM([.P81:.W8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ave Layout as Site Default </text:p>
          </table:table-cell>
          <table:table-cell office:value-type="string">
            <text:p>GUI</text:p>
          </table:table-cell>
          <table:table-cell office:value-type="string">
            <text:p>2.1.4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82:.O82]);PRODUCT(0.5;SUM([.P82:.W8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ave + Restore Window Bund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12"/>
          <table:table-cell table:formula="oooc:=SUM(SUM([.L83:.O83]);PRODUCT(0.5;SUM([.P83:.W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Column Style Node Browser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2"/>
          <table:table-cell table:formula="oooc:=SUM(SUM([.L84:.O84]);PRODUCT(0.5;SUM([.P84:.W8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Hide Node Labels if Unreadabl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5:.O85]);PRODUCT(0.5;SUM([.P85:.W8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Type Filtering in the Node History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table:formula="oooc:=SUM(SUM([.L86:.O86]);PRODUCT(0.5;SUM([.P86:.W8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Change to Node History display of Check-in Messag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table:formula="oooc:=SUM(SUM([.L87:.O87]);PRODUCT(0.5;SUM([.P87:.W8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72">
            <text:p>1172</text:p>
          </table:table-cell>
          <table:table-cell office:value-type="string">
            <text:p>Show job details for job groups with mulitple job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2"/>
          <table:table-cell table:formula="oooc:=SUM(SUM([.L88:.O88]);PRODUCT(0.5;SUM([.P88:.W8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Edit Source Parameter Panel Should appear over Node Detail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table:formula="oooc:=SUM(SUM([.L89:.O89]);PRODUCT(0.5;SUM([.P89:.W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Release view matching pattern confirm dialog </text:p>
          </table:table-cell>
          <table:table-cell office:value-type="string">
            <text:p>GUI</text:p>
          </table:table-cell>
          <table:table-cell office:value-type="string">
            <text:p>2.3.6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90:.O90]);PRODUCT(0.5;SUM([.P90:.W9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Clone Tool warning and or summary </text:p>
          </table:table-cell>
          <table:table-cell office:value-type="string">
            <text:p>GUI</text:p>
          </table:table-cell>
          <table:table-cell office:value-type="string">
            <text:p>2.3.8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91:.O91]);PRODUCT(0.5;SUM([.P91:.W9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24">
            <text:p>1324</text:p>
          </table:table-cell>
          <table:table-cell office:value-type="string">
            <text:p>Show Secondary Sequences in Tooltip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92:.O92]);PRODUCT(0.5;SUM([.P92:.W9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Refresh button in file browse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75">
            <text:p>0.75</text:p>
          </table:table-cell>
          <table:table-cell table:number-columns-repeated="12"/>
          <table:table-cell table:formula="oooc:=SUM(SUM([.L93:.O93]);PRODUCT(0.5;SUM([.P93:.W9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28">
            <text:p>1328</text:p>
          </table:table-cell>
          <table:table-cell office:value-type="string">
            <text:p>Collapsable Node Region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2"/>
          <table:table-cell table:formula="oooc:=SUM(SUM([.L94:.O94]);PRODUCT(0.5;SUM([.P94:.W9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Quadrant Node Look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2"/>
          <table:table-cell table:formula="oooc:=SUM(SUM([.L95:.O95]);PRODUCT(0.5;SUM([.P95:.W9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optional display of full/partial node name in node viewer </text:p>
          </table:table-cell>
          <table:table-cell office:value-type="string">
            <text:p>GUI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table:formula="oooc:=SUM(SUM([.L96:.O96]);PRODUCT(0.5;SUM([.P96:.W9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Reset Current destroys saved layout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97:.O97]);PRODUCT(0.5;SUM([.P97:.W9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Too much Job Group information sent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2"/>
          <table:table-cell table:formula="oooc:=SUM(SUM([.L98:.O98]);PRODUCT(0.5;SUM([.P98:.W9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No association between job groups/details and queue server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2"/>
          <table:table-cell table:formula="oooc:=SUM(SUM([.L99:.O99]);PRODUCT(0.5;SUM([.P99:.W9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Possible Crash with newer xcb libraries on linux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0:.O100]);PRODUCT(0.5;SUM([.P100:.W10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tool menu miss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2"/>
          <table:table-cell table:formula="oooc:=SUM(SUM([.L101:.O101]);PRODUCT(0.5;SUM([.P101:.W10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ob Output Parsing </text:p>
          </table:table-cell>
          <table:table-cell office:value-type="string">
            <text:p>Java API </text:p>
          </table:table-cell>
          <table:table-cell office:value-type="string">
            <text:p>1.8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2:.O102]);PRODUCT(0.5;SUM([.P102:.W10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Clone with Linked History </text:p>
          </table:table-cell>
          <table:table-cell office:value-type="string">
            <text:p>Java API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2"/>
          <table:table-cell table:formula="oooc:=SUM(SUM([.L103:.O103]);PRODUCT(0.5;SUM([.P103:.W10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Redesign of Package Layout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4:.O104]);PRODUCT(0.5;SUM([.P104:.W10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A New Type of Node which Represents a Directory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5:.O105]);PRODUCT(0.5;SUM([.P105:.W10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Long Operation Progress Meter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6:.O106]);PRODUCT(0.5;SUM([.P106:.W10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Two new Dispatcher Related Panels </text:p>
          </table:table-cell>
          <table:table-cell office:value-type="string">
            <text:p>Java API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7:.O107]);PRODUCT(0.5;SUM([.P107:.W10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Synch and Unify nodes for the Task System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8:.O108]);PRODUCT(0.5;SUM([.P108:.W10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Convert to DoubleMap/TripleMap </text:p>
          </table:table-cell>
          <table:table-cell office:value-type="string">
            <text:p>Java API </text:p>
          </table:table-cell>
          <table:table-cell office:value-type="string">
            <text:p>2.0.18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9:.O109]);PRODUCT(0.5;SUM([.P109:.W10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Improved Node Property Job Checks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0:.O110]);PRODUCT(0.5;SUM([.P110:.W11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Contextual based data fields menus - MRayRenderGlobals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1:.O111]);PRODUCT(0.5;SUM([.P111:.W11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Add a LaunchPipe Python Helper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2:.O112]);PRODUCT(0.5;SUM([.P112:.W11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TaskToolUtils.findUpstreamNodes() is Slow!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3:.O113]);PRODUCT(0.5;SUM([.P113:.W11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Java Annotations for Network Messag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4:.O114]);PRODUCT(0.5;SUM([.P114:.W11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A JobGroupID field in a QueueJob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5:.O115]);PRODUCT(0.5;SUM([.P115:.W11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Complex BuilderParam UI </text:p>
          </table:table-cell>
          <table:table-cell office:value-type="string">
            <text:p>Builders 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16:.O116]);PRODUCT(0.5;SUM([.P116:.W11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etup Pass Titles </text:p>
          </table:table-cell>
          <table:table-cell office:value-type="string">
            <text:p>Builder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7:.O117]);PRODUCT(0.5;SUM([.P117:.W11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MRayRenderGlobals 2.2.1 and Maya 8.5 error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18:.O118]);PRODUCT(0.5;SUM([.P118:.W11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AfterFXRender does not respect comp Start name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19:.O119]);PRODUCT(0.5;SUM([.P119:.W11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HDiff Comparator Plugin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0:.O120]);PRODUCT(0.5;SUM([.P120:.W12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hakeSync Tool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1:.O121]);PRODUCT(0.5;SUM([.P121:.W12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Liquid/Pixie Plugins </text:p>
          </table:table-cell>
          <table:table-cell office:value-type="string">
            <text:p>Plugins </text:p>
          </table:table-cell>
          <table:table-cell office:value-type="string">
            <text:p>2.0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2:.O122]);PRODUCT(0.5;SUM([.P122:.W12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Turtle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3:.O123]);PRODUCT(0.5;SUM([.P123:.W12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ZBrush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4:.O124]);PRODUCT(0.5;SUM([.P124:.W12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Windows Specific Air Editor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5:.O125]);PRODUCT(0.5;SUM([.P125:.W12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XSI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6:.O126]);PRODUCT(0.5;SUM([.P126:.W12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Adobe CS2 Export Action Plugin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7:.O127]);PRODUCT(0.5;SUM([.P127:.W12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Digital Fusion Plugins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8:.O128]);PRODUCT(0.5;SUM([.P128:.W12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NukeBuild Action </text:p>
          </table:table-cell>
          <table:table-cell office:value-type="string">
            <text:p>Plugins </text:p>
          </table:table-cell>
          <table:table-cell office:value-type="string">
            <text:p>2.2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9:.O129]);PRODUCT(0.5;SUM([.P129:.W12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FFMPEG Action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0:.O130]);PRODUCT(0.5;SUM([.P130:.W13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Ultraedit studio editor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1:.O131]);PRODUCT(0.5;SUM([.P131:.W13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Unfold3D editor plugin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2:.O132]);PRODUCT(0.5;SUM([.P132:.W13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plplugin --install run from Eclipse editor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3:.O133]);PRODUCT(0.5;SUM([.P133:.W13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MayaRender should let you set the project </text:p>
          </table:table-cell>
          <table:table-cell office:value-type="string">
            <text:p>Plugins </text:p>
          </table:table-cell>
          <table:table-cell office:value-type="string">
            <text:p>2.3.1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4:.O134]);PRODUCT(0.5;SUM([.P134:.W13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Add a JEdit editor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5:.O135]);PRODUCT(0.5;SUM([.P135:.W13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NodeEnvironment plugin type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6:.O136]);PRODUCT(0.5;SUM([.P136:.W13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Add parameters to Edito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7:.O137]);PRODUCT(0.5;SUM([.P137:.W13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Toolset Setup Wizard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8:.O138]);PRODUCT(0.5;SUM([.P138:.W13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Support for Adobe CS3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9:.O139]);PRODUCT(0.5;SUM([.P139:.W13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NukeDebugTexture Action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0:.O140]);PRODUCT(0.5;SUM([.P140:.W14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Alpha and Depth in the MayaRenderGlobals Action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1:.O141]);PRODUCT(0.5;SUM([.P141:.W14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hfsMantra: adding ifd filtering functionality </text:p>
          </table:table-cell>
          <table:table-cell office:value-type="string">
            <text:p>Plugins </text:p>
          </table:table-cell>
          <table:table-cell office:value-type="string">
            <text:p>2.4.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2:.O142]);PRODUCT(0.5;SUM([.P142:.W14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IvView Editor on Windows &amp; Mac OS X </text:p>
          </table:table-cell>
          <table:table-cell office:value-type="string">
            <text:p>Plugins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3:.O143]);PRODUCT(0.5;SUM([.P143:.W14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RegisterMap Tool Enhancement </text:p>
          </table:table-cell>
          <table:table-cell office:value-type="string">
            <text:p>Plugins </text:p>
          </table:table-cell>
          <table:table-cell office:value-type="string">
            <text:p>2.0.1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4:.O144]);PRODUCT(0.5;SUM([.P144:.W14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yflexApplyCache SourceParams Override </text:p>
          </table:table-cell>
          <table:table-cell office:value-type="string">
            <text:p>Plugins </text:p>
          </table:table-cell>
          <table:table-cell office:value-type="string">
            <text:p>2.1.7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5:.O145]);PRODUCT(0.5;SUM([.P145:.W14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Port Houdini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6:.O146]);PRODUCT(0.5;SUM([.P146:.W14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Port AIR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7:.O147]);PRODUCT(0.5;SUM([.P147:.W14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Port PRMan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8:.O148]);PRODUCT(0.5;SUM([.P148:.W14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Port Gelato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9:.O149]);PRODUCT(0.5;SUM([.P149:.W14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Port Syflex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0:.O150]);PRODUCT(0.5;SUM([.P150:.W15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Adobe After Effects Support for Mac OS X and Windows XP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1:.O151]);PRODUCT(0.5;SUM([.P151:.W15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AfterFX Editor on Mac OS X </text:p>
          </table:table-cell>
          <table:table-cell office:value-type="string">
            <text:p>Plugins </text:p>
          </table:table-cell>
          <table:table-cell office:value-type="string">
            <text:p>2.3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2:.O152]);PRODUCT(0.5;SUM([.P152:.W15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Multi-file select in MRayAddTextures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3:.O153]);PRODUCT(0.5;SUM([.P153:.W15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plugin jar contents get changed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4:.O154]);PRODUCT(0.5;SUM([.P154:.W15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Make MRayOptionsAction use Tuple Parameters </text:p>
          </table:table-cell>
          <table:table-cell office:value-type="string">
            <text:p>Plugins </text:p>
          </table:table-cell>
          <table:table-cell office:value-type="string">
            <text:p>2.3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5:.O155]);PRODUCT(0.5;SUM([.P155:.W15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Reorganize CompBuild Action Paramete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6:.O156]);PRODUCT(0.5;SUM([.P156:.W15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Standardize NodeNote UI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7:.O157]);PRODUCT(0.5;SUM([.P157:.W15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Nuke 5.0 Python Scripting Support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8:.O158]);PRODUCT(0.5;SUM([.P158:.W15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NukeAddSource tool not recognizing image sequences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9:.O159]);PRODUCT(0.5;SUM([.P159:.W15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Gelato 2.2R1 Support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60:.O160]);PRODUCT(0.5;SUM([.P160:.W16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Possible to installer KeyChooser which does not compile?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Severe Defect </text:p>
          </table:table-cell>
          <table:table-cell table:number-columns-repeated="18"/>
          <table:table-cell table:formula="oooc:=SUM(SUM([.L161:.O161]);PRODUCT(0.5;SUM([.P161:.W16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Default settings for plremote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2:.O162]);PRODUCT(0.5;SUM([.P162:.W16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Listing of New Versions </text:p>
          </table:table-cell>
          <table:table-cell office:value-type="string">
            <text:p>Script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3:.O163]);PRODUCT(0.5;SUM([.P163:.W16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plscript missing node locking abi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4:.O164]);PRODUCT(0.5;SUM([.P164:.W16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plscript missing "vouch" functiona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5:.O165]);PRODUCT(0.5;SUM([.P165:.W16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Replace Jython with Jepp?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12"/>
          <table:table-cell table:formula="oooc:=SUM(SUM([.L166:.O166]);PRODUCT(0.5;SUM([.P166:.W16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Windows Networking Exceptio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7:.O167]);PRODUCT(0.5;SUM([.P167:.W16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Toolsets take long time to load on startup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8:.O168]);PRODUCT(0.5;SUM([.P168:.W16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Registering an Existing File is Dubiou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9:.O169]);PRODUCT(0.5;SUM([.P169:.W16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Remote Windows Job Server Shutdow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0:.O170]);PRODUCT(0.5;SUM([.P170:.W17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System Load on Windows Inconsistent with Unix Load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1:.O171]);PRODUCT(0.5;SUM([.P171:.W17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Symlinks to Target are not relative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2:.O172]);PRODUCT(0.5;SUM([.P172:.W17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KeyChooser Plugin Updates </text:p>
          </table:table-cell>
          <table:table-cell office:value-type="string">
            <text:p>Server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3:.O173]);PRODUCT(0.5;SUM([.P173:.W17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econdary Queue Managers </text:p>
          </table:table-cell>
          <table:table-cell office:value-type="string">
            <text:p>Server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4:.O174]);PRODUCT(0.5;SUM([.P174:.W17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Redundant Master Servers </text:p>
          </table:table-cell>
          <table:table-cell office:value-type="string">
            <text:p>Server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5:.O175]);PRODUCT(0.5;SUM([.P175:.W17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E-Mail Logging </text:p>
          </table:table-cell>
          <table:table-cell office:value-type="string">
            <text:p>Server</text:p>
          </table:table-cell>
          <table:table-cell office:value-type="string">
            <text:p>2.0.1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6:.O176]);PRODUCT(0.5;SUM([.P176:.W17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Distributed File Manager </text:p>
          </table:table-cell>
          <table:table-cell office:value-type="string">
            <text:p>Server</text:p>
          </table:table-cell>
          <table:table-cell office:value-type="string">
            <text:p>2.1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7:.O177]);PRODUCT(0.5;SUM([.P177:.W17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luginMgr Plugin Name Verification at Startup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8:.O178]);PRODUCT(0.5;SUM([.P178:.W17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Clean Unused Toolsets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9:.O179]);PRODUCT(0.5;SUM([.P179:.W17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Queue Database Backup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0:.O180]);PRODUCT(0.5;SUM([.P180:.W18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rendering exclusively on machines </text:p>
          </table:table-cell>
          <table:table-cell office:value-type="string">
            <text:p>Server</text:p>
          </table:table-cell>
          <table:table-cell office:value-type="string">
            <text:p>2.3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1:.O181]);PRODUCT(0.5;SUM([.P181:.W18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Access to scratch files across the network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2:.O182]);PRODUCT(0.5;SUM([.P182:.W18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Offline Cache should have saved state most of the time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3:.O183]);PRODUCT(0.5;SUM([.P183:.W1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Job Dispatch Revisited</text:p>
          </table:table-cell>
          <table:table-cell office:value-type="string">
            <text:p>Server</text:p>
          </table:table-cell>
          <table:table-cell table:style-name="ce5" office:value-type="string">
            <text:p>2.4.3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ooc:=SUM(SUM([.L184:.O184]);PRODUCT(0.5;SUM([.P184:.W184])))" office:value-type="float" office:value="18.5">
            <text:p>18.5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Node Locks should be Interruptible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5:.O185]);PRODUCT(0.5;SUM([.P185:.W18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Repository File Testing Speedup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6:.O186]);PRODUCT(0.5;SUM([.P186:.W18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Repository File Comparison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7:.O187]);PRODUCT(0.5;SUM([.P187:.W18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Add support for Mac based NAS file server </text:p>
          </table:table-cell>
          <table:table-cell office:value-type="string">
            <text:p>Server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8:.O188]);PRODUCT(0.5;SUM([.P188:.W18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Faster Downstream Links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9:.O189]);PRODUCT(0.5;SUM([.P189:.W1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Multi-threaded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0:.O190]);PRODUCT(0.5;SUM([.P190:.W19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Job Killing Signal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1:.O191]);PRODUCT(0.5;SUM([.P191:.W191])))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24"/>
          <table:table-cell/>
        </table:table-row>
        <table:table-row table:style-name="ro1">
          <table:table-cell table:style-name="Default" table:number-columns-repeated="5"/>
          <table:table-cell table:style-name="ce12" office:value-type="string" table:number-columns-spanned="5" table:number-rows-spanned="1">
            <text:p>Total Development Days</text:p>
          </table:table-cell>
          <table:covered-table-cell table:style-name="Default"/>
          <table:covered-table-cell table:style-name="ce13"/>
          <table:covered-table-cell table:number-columns-repeated="2" table:style-name="ce14"/>
          <table:table-cell table:style-name="ce17" table:formula="oooc:=SUM([.K3:.K191])" office:value-type="float" office:value="174.5">
            <text:p>174.5</text:p>
          </table:table-cell>
          <table:table-cell table:style-name="Default" table:number-columns-repeated="13"/>
          <table:table-cell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_3.A3:Sheet1_3.W191" table:contains-header="false">
          <table:sort>
            <table:sort-by table:field-number="2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0">06/20/2008</text:date>, <text:time>20:1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6-16T18:12:20</meta:creation-date>
    <dc:date>2008-06-20T20:10:30</dc:date>
    <meta:editing-cycles>22</meta:editing-cycles>
    <meta:editing-duration>PT5H15M11S</meta:editing-duration>
    <meta:user-defined meta:name="Info 1"/>
    <meta:user-defined meta:name="Info 2"/>
    <meta:user-defined meta:name="Info 3"/>
    <meta:user-defined meta:name="Info 4"/>
    <meta:document-statistic meta:table-count="5" meta:cell-count="1422"/>
  </office:meta>
</office:document-meta>
</file>